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P18" style:parent-style-name="podpis" style:family="paragraph">
      <style:text-properties style:font-name-complex="Times New Roman" fo:font-weight="bold" style:font-weight-asian="bold" fo:color="#008576" fo:font-size="12pt" style:font-size-asian="12pt" style:font-size-complex="13pt"/>
    </style:style>
    <style:style style:name="P19" style:parent-style-name="Příloha" style:family="paragraph">
      <style:text-properties fo:font-size="12pt" style:font-size-asian="12pt" style:font-size-complex="13pt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/2020<text:bookmark-end text:name="Text14"/></text:p>
            <text:p text:style-name="Normální">KVOP-3129/2020<text:bookmark-end text:name="Text2"/></text:p>
            <text:p text:style-name="Normální"><text:bookmark-start text:name="Text6"/>21. 01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.,</text:p>
      <text:p text:style-name="Základnítext">dne 13. 1. 2020 byla do Kanceláře veřejného ochránce práv doručena Vaše žádost podle zákona č. 106/1999 Sb., o svobodném přístupu k informacím, ve znění pozdějších předpisů, kterou žádáte o zaslání sborníku stanovisek veřejného ochránce<text:s/>práv z roku 2019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 pozdravem</text:p>
      <text:p text:style-name="P17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18"/>
      <text:p text:style-name="P19">Příloha</text:p>
      <text:p text:style-name="P20">Sborník stanovisek veřejného ochránce práv – vězeňství II 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4PN7*</text:span></text:p>
        <text:p text:style-name="P12"><text:span text:style-name="T13">KVOPX00A4PN7</text:span>KVOPX00A4PN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2-07T10:37:00Z</meta:creation-date>
    <dc:date>2020-02-07T10:38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6" meta:character-count="737" meta:row-count="5" meta:non-whitespace-character-count="632"/>
  </office:meta>
</office:document-meta>
</file>